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Claus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lause.BooleanClause( Query query , Occur occ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Clause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lause.setQuery( Query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lause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lause.setOccur( Occur occ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lause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lause.getOcc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ccur.Occu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ccur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Clause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leanClause.isProhibi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